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Voorsanger<text:tab/></text:p>
      <text:p text:style-name="P5">Signed letter<text:tab/><text:tab/><text:tab/><text:tab/><text:tab/>Y</text:p>
      <text:p text:style-name="P5">Unsigned letter</text:p>
      <text:p text:style-name="P5">Dictated letter<text:tab/><text:tab/><text:tab/><text:tab/><text:tab/>Y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6, 1892</text:p>
      <text:p text:style-name="P5">Month<text:tab/><text:tab/><text:tab/><text:tab/><text:tab/><text:tab/>June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JACOB VOORSANGER,/</text:p>
      <text:p text:style-name="P2">RABBI OF TEMPLE EMANUEL/</text:p>
      <text:p text:style-name="P2">2316 CALIFORNIA STREET./</text:p>
      <text:p text:style-name="P3">SAN FRANCSICO, CAL. June 26th, 1892/</text:p>
      <text:p text:style-name="P2">Rev. S. Morais,/</text:p>
      <text:p text:style-name="P2">My Dear Sir:-/</text:p>
      <text:p text:style-name="P2"><text:tab/>Your esteemed favor of May 8th was received in due course/ of mail, but various circumstances among others, a recurrence of my old/ bilious troubles, have prevented an <text:span text:style-name="T2">sooner</text:span> earlier reply. <text:s/>Mr. Israel Shapero/ has confirmed every word of praise you have been pleased to bestow on/ him. <text:s/>I found him not alone well versed in Talmudical literature but/ to my astonishment, I found him an adept in a class of literature to/ which I have paid much attention of late years, to wit, the literature/ of the text critics. <text:s/>On this subject I would like to exchange some/ views with you with reference to your rather harsh statements in your/ lecture before the Seminary, but I am still too depressed from the ef-/fects of <text:soft-page-break/>my indisposition to engage in any exchange of ideas./</text:p>
      <text:p text:style-name="P2"><text:tab/>Mr. Shapero has had a rather unfortunate career in this city. <text:s/>He/ has been assisted time and again, but the money went rapidly through the/ sieve of his necessities and he finally left, and is now I believe in/ Tacoma. <text:s/>I think some day you will see him again. <text:s/>The trouble with/ him is that he is absolutely incapable of doing <text:span text:style-name="T2">mental</text:span> manual labor. <text:s/>He is/ energetic enough but he has failed in everything he undertook and having/ no "Beth Hammedrash" in this city where he could pass his days in his/ favorite studies he began to realize that San Francisco was not the/ proper place for him. <text:s/>I have found some difficulty in persuading the/ hard-hearted San Francisco merchants that Mr. Shapero was an object of/</text:p>
      <text:p text:style-name="P2"/>
      <text:p text:style-name="P2">[Page 2]</text:p>
      <text:p text:style-name="P2">sympathy and that gentleman has antagonized quite a number of them by/ the manner with which he acknowledged the little he received. <text:s/>Take it/ all in all, I have a sincere liking for Mr. Shapero but am unable to/ support him in luxurious idleness such as I realize would be pleasing/ to his soul, for despite his energy I conceive that to him like to most/ of the Polish scholars, labor is odious. <text:s/>I therefore thought it best/ to facilitate his departure from this city./</text:p>
      <text:p text:style-name="P2"><text:tab/>I trust all is well with you and saving the severe indisposition/ mentioned, I can report the same from me and mine./ <text:s/>Very truly yours,/ Jacob Voorsanger Esq/</text:p>
      <text:p text:style-name="P2">(Dictated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1:29:59.52</meta:creation-date>
    <dc:date>2011-12-05T11:44:04.36</dc:date>
    <dc:creator>Penn Libraries</dc:creator>
    <meta:editing-duration>PT00H14M0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567" meta:character-count="3549"/>
  </office:meta>
</office:document-meta>
</file>